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06T18:45:53" calcext:value-type="date">
            <text:p>2022-03-06 18:45:53</text:p>
          </table:table-cell>
          <table:table-cell table:style-name="ce22" office:value-type="date" office:date-value="2022-03-06" calcext:value-type="date">
            <text:p>2022-03-06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8H45M53S" calcext:value-type="time">
            <text:p>18:45:53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06T18:45:53" calcext:value-type="date">
            <text:p>2022-03-06 18:45:53</text:p>
          </table:table-cell>
          <table:table-cell table:style-name="ce23" office:value-type="date" office:date-value="2022-03-06" calcext:value-type="date">
            <text:p>2022-03-06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6H45M53S" calcext:value-type="time">
            <text:p>06:45:53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06T18:45:53" calcext:value-type="date">
            <text:p>2022-03-06 18:45:53</text:p>
          </table:table-cell>
          <table:table-cell table:style-name="ce24" office:value-type="date" office:date-value="2022-03-06" calcext:value-type="date">
            <text:p>2022-03-06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8H45M53S" calcext:value-type="time">
            <text:p>18:45:53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06T18:45:54" calcext:value-type="date">
            <text:p>2022-03-06 18:45:54</text:p>
          </table:table-cell>
          <table:table-cell table:style-name="ce25" office:value-type="date" office:date-value="2022-03-06" calcext:value-type="date">
            <text:p>2022-03-06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6H45M54S" calcext:value-type="time">
            <text:p>06:45:5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06T18:45:54" calcext:value-type="date">
            <text:p>2022-03-06 18:45:54</text:p>
          </table:table-cell>
          <table:table-cell table:style-name="ce26" office:value-type="date" office:date-value="2022-03-06" calcext:value-type="date">
            <text:p>2022-03-06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8H45M54S" calcext:value-type="time">
            <text:p>18:45:5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06T18:45:54" calcext:value-type="date">
            <text:p>2022-03-06 18:45:54</text:p>
          </table:table-cell>
          <table:table-cell table:style-name="ce27" office:value-type="date" office:date-value="2022-03-06" calcext:value-type="date">
            <text:p>2022-03-06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6H45M54S" calcext:value-type="time">
            <text:p>06:45:5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06T18:45:54" calcext:value-type="date">
            <text:p>2022-03-06 18:45:54</text:p>
          </table:table-cell>
          <table:table-cell table:style-name="ce28" office:value-type="date" office:date-value="2022-03-06" calcext:value-type="date">
            <text:p>2022-03-06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8H45M54S" calcext:value-type="time">
            <text:p>18:45:5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06T18:45:54" calcext:value-type="date">
            <text:p>2022-03-06 18:45:54</text:p>
          </table:table-cell>
          <table:table-cell table:style-name="ce29" office:value-type="date" office:date-value="2022-03-06" calcext:value-type="date">
            <text:p>2022-03-06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6H45M54S" calcext:value-type="time">
            <text:p>06:45:5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06T18:45:54" calcext:value-type="date">
            <text:p>2022-03-06 18:45:54</text:p>
          </table:table-cell>
          <table:table-cell table:style-name="ce30" office:value-type="date" office:date-value="2022-03-06" calcext:value-type="date">
            <text:p>2022-03-06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8H45M54S" calcext:value-type="time">
            <text:p>18:45:5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06T18:45:54" calcext:value-type="date">
            <text:p>2022-03-06 18:45:54</text:p>
          </table:table-cell>
          <table:table-cell table:style-name="ce31" office:value-type="date" office:date-value="2022-03-06" calcext:value-type="date">
            <text:p>2022-03-06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6H45M54S" calcext:value-type="time">
            <text:p>06:45:5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06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492317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90" calcext:value-type="float">
            <text:p>290</text:p>
          </table:table-cell>
          <table:table-cell office:value-type="float" office:value="1.188422" calcext:value-type="float">
            <text:p>1,19</text:p>
          </table:table-cell>
          <table:table-cell office:value-type="float" office:value="0.00409020547945206" calcext:value-type="float">
            <text:p>0,0040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057984" calcext:value-type="float">
            <text:p>0,06</text:p>
          </table:table-cell>
          <table:table-cell office:value-type="float" office:value="0.0057984" calcext:value-type="float">
            <text:p>0,005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08494" calcext:value-type="float">
            <text:p>0,01</text:p>
          </table:table-cell>
          <table:table-cell office:value-type="float" office:value="0.00106175" calcext:value-type="float">
            <text:p>0,001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29164" calcext:value-type="float">
            <text:p>0,03</text:p>
          </table:table-cell>
          <table:table-cell office:value-type="float" office:value="0.0058328" calcext:value-type="float">
            <text:p>0,005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09876" calcext:value-type="float">
            <text:p>0,10</text:p>
          </table:table-cell>
          <table:table-cell office:value-type="float" office:value="0.04938" calcext:value-type="float">
            <text:p>0,049380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5" calcext:value-type="float">
            <text:p>315</text:p>
          </table:table-cell>
          <table:table-cell table:style-name="ce87" table:formula="of:=SUM([.C4:.C8])" office:value-type="float" office:value="1.382824" calcext:value-type="float">
            <text:p>1,38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8:45:52.8463424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8:45:52</meta:creation-date>
    <meta:generator>LibreOffice/7.2.5.2.0$Linux_X86_64 LibreOffice_project/20$Build-2</meta:generator>
    <meta:editing-duration>PT2S</meta:editing-duration>
    <meta:editing-cycles>2</meta:editing-cycles>
    <meta:initial-creator>Turulomio</meta:initial-creator>
    <dc:description>This file have been generated with UnoGenerator-0.20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3-06T18:45:55.393642630</dc:date>
    <dc:title>Ejemplo ODS con UnoGenerator</dc:title>
    <meta:document-statistic meta:table-count="5" meta:cell-count="318" meta:object-count="0"/>
  </office:meta>
</office:document-meta>
</file>